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bb6" draw:textarea-horizontal-align="justify" draw:textarea-vertical-align="top" draw:auto-grow-height="false" fo:min-height="6.256cm" fo:min-width="6.29cm"/>
      <style:paragraph-properties style:writing-mode="lr-tb"/>
    </style:style>
    <style:style style:name="gr2" style:family="graphic" style:parent-style-name="standard">
      <style:graphic-properties draw:fill-color="#8e86ae" draw:textarea-horizontal-align="justify" draw:textarea-vertical-align="middle" draw:auto-grow-height="false" fo:min-height="1.164cm" fo:min-width="0.986cm"/>
      <style:paragraph-properties style:writing-mode="lr-tb"/>
    </style:style>
    <style:style style:name="gr3" style:family="graphic" style:parent-style-name="standard">
      <style:graphic-properties draw:fill-color="#ffdbb6" draw:textarea-horizontal-align="justify" draw:textarea-vertical-align="top" draw:auto-grow-height="false" fo:min-height="3.004cm" fo:min-width="2.894cm"/>
      <style:paragraph-properties style:writing-mode="lr-tb"/>
    </style:style>
    <style:style style:name="gr4" style:family="graphic" style:parent-style-name="standard">
      <style:graphic-properties draw:fill-color="#8e86ae" draw:textarea-horizontal-align="justify" draw:textarea-vertical-align="middle" draw:auto-grow-height="false" fo:min-height="1.306cm" fo:min-width="1.268cm"/>
      <style:paragraph-properties style:writing-mode="lr-tb"/>
    </style:style>
    <style:style style:name="gr5" style:family="graphic" style:parent-style-name="standard">
      <style:graphic-properties draw:fill-color="#8e86ae" draw:textarea-horizontal-align="justify" draw:textarea-vertical-align="middle" draw:auto-grow-height="false" fo:min-height="1.378cm" fo:min-width="1.41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dbb6"/>
      <style:paragraph-properties fo:text-align="center" style:writing-mode="lr-tb"/>
    </style:style>
    <style:style style:name="P3" style:family="paragraph">
      <loext:graphic-properties draw:fill-color="#8e86ae"/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9.6cm" svg:height="9.2cm" svg:x="1.5cm" svg:y="1.3cm">
          <text:p text:style-name="P1">GUI Thread</text:p>
          <text:p text:style-name="P1">M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2.1cm" svg:height="2cm" svg:x="5.5cm" svg:y="7.5cm">
          <text:p text:style-name="P1">Regulator</text:p>
          <text:p text:style-name="P1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2.1cm" svg:height="2cm" svg:x="8.5cm" svg:y="4.8cm">
          <text:p text:style-name="P1">Tim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2.1cm" svg:height="2cm" svg:x="5.5cm" svg:y="4.4cm">
          <text:p text:style-name="P1">SC</text:p>
          <text:p text:style-name="P1">Modu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2.1cm" svg:height="2cm" svg:x="2.5cm" svg:y="4.4cm">
          <text:p text:style-name="P1">Alarm</text:p>
          <text:p text:style-name="P1">View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2.1cm" svg:height="2cm" svg:x="2.4cm" svg:y="6.7cm">
          <text:p text:style-name="P1">RT</text:p>
          <text:p text:style-name="P1">Tendency</text:p>
          <text:p text:style-name="P1">View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8cm" svg:height="4.6cm" svg:x="11.1cm" svg:y="8.4cm">
          <text:p text:style-name="P1">Thread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2.5cm" svg:height="2.2cm" svg:x="12.2cm" svg:y="10cm">
          <text:p text:style-name="P1">Master</text:p>
          <text:p text:style-name="P1"><text:s/>Dri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8cm" svg:height="4.6cm" svg:x="1.6cm" svg:y="11.7cm">
          <text:p text:style-name="P1">Thread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8" draw:id="id8" draw:layer="layout" svg:width="2.7cm" svg:height="2.3cm" svg:x="2.6cm" svg:y="13.3cm">
          <text:p text:style-name="P1">RT</text:p>
          <text:p text:style-name="P1">Measur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7.6cm" svg:y1="8.5cm" svg:x2="12.2cm" svg:y2="11.1cm" draw:start-shape="id1" draw:start-glue-point="10" draw:end-shape="id2" draw:end-glue-point="6" svg:d="M7600 8500l4600 2600" svg:viewBox="0 0 4601 2601">
          <text:p/>
        </draw:connector>
        <draw:connector draw:style-name="gr6" draw:text-style-name="P4" xml:id="id4" draw:id="id4" draw:layer="layout" draw:type="line" svg:x1="6.55cm" svg:y1="7.5cm" svg:x2="6.55cm" svg:y2="7.5cm" draw:start-shape="id1" draw:start-glue-point="4" draw:end-shape="id1" draw:end-glue-point="0" svg:d="M6550 7500z" svg:viewBox="0 0 1 1">
          <text:p/>
        </draw:connector>
        <draw:connector draw:style-name="gr6" draw:text-style-name="P4" draw:layer="layout" draw:type="line" svg:x1="8.807cm" svg:y1="6.507cm" svg:x2="7.293cm" svg:y2="7.793cm" draw:start-shape="id3" draw:start-glue-point="7" draw:end-shape="id1" draw:end-glue-point="11" svg:d="M8807 6507l-1514 1286" svg:viewBox="0 0 1515 1287">
          <text:p/>
        </draw:connector>
        <draw:connector draw:style-name="gr7" draw:text-style-name="P4" draw:layer="layout" draw:type="line" svg:x1="6.55cm" svg:y1="7.5cm" svg:x2="6.55cm" svg:y2="6.4cm" draw:start-shape="id4" draw:start-glue-point="0" draw:end-shape="id5" draw:end-glue-point="8" svg:d="M6550 7500v-1100" svg:viewBox="0 0 1 1101">
          <text:p/>
        </draw:connector>
        <draw:connector draw:style-name="gr7" draw:text-style-name="P4" draw:layer="layout" draw:type="line" svg:x1="5.807cm" svg:y1="7.793cm" svg:x2="4.293cm" svg:y2="6.107cm" draw:start-shape="id1" draw:start-glue-point="5" draw:end-shape="id6" draw:end-glue-point="9" svg:d="M5807 7793l-1514-1686" svg:viewBox="0 0 1515 1687">
          <text:p/>
        </draw:connector>
        <draw:connector draw:style-name="gr6" draw:text-style-name="P4" draw:layer="layout" draw:type="line" svg:x1="3.45cm" svg:y1="8.7cm" svg:x2="3.95cm" svg:y2="13.3cm" draw:start-shape="id7" draw:start-glue-point="8" draw:end-shape="id8" draw:end-glue-point="4" svg:d="M3450 8700l500 4600" svg:viewBox="0 0 501 4601">
          <text:p/>
        </draw:connector>
        <draw:connector draw:style-name="gr6" draw:text-style-name="P4" draw:layer="layout" draw:type="line" svg:x1="5.807cm" svg:y1="9.207cm" svg:x2="4.905cm" svg:y2="13.636cm" draw:start-shape="id1" draw:start-glue-point="7" draw:end-shape="id8" draw:end-glue-point="11" svg:d="M5807 9207l-902 4429" svg:viewBox="0 0 903 4430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07T19:29:36.504000000</meta:creation-date>
    <dc:date>2020-02-09T18:41:34.317000000</dc:date>
    <meta:editing-duration>PT14M8S</meta:editing-duration>
    <meta:editing-cycles>3</meta:editing-cycles>
    <meta:generator>LibreOffice/6.3.4.2$Windows_X86_64 LibreOffice_project/60da17e045e08f1793c57c00ba83cdfce946d0aa</meta:generator>
    <meta:document-statistic meta:object-count="17"/>
  </office:meta>
</office:document-meta>
</file>